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eno: Michal Korbela</text:p>
      <text:p text:style-name="Standard">trieda: sexta</text:p>
      <text:p text:style-name="Standard">škola: Gymnázium J.J. Bánovce</text:p>
      <text:p text:style-name="Standard">úloha č.2</text:p>
      <text:p text:style-name="Standard"/>
      <text:p text:style-name="Standard">Musíme si najskôr uvedomiť, že kedy s najvýhodnejšie momenty, kedy môže USAma prísť.</text:p>
      <text:p text:style-name="Standard"/>
      <text:p text:style-name="Standard">Ak v momente, keď USAma môže najskôr prísť tam nikto nieje.</text:p>
      <text:p text:style-name="Standard"/>
      <text:p text:style-name="Standard">Ďalej <text:s/>keď príde niekto do čakárne a akurát tam nikto nieje, tak už tam mal byť USAma a to práve vtedy, keď odišiel ten predním.</text:p>
      <text:p text:style-name="Standard"/>
      <text:p text:style-name="Standard">Potom ďalší moment ak v príchode nejakého do čakárne(keďže USAma má prednosť a neskôr tam už bude ten čo príde).</text:p>
      <text:p text:style-name="Standard"/>
      <text:p text:style-name="Standard"/>
      <text:p text:style-name="Standard">Takže za každým čo niekto príde analyzujeme situáciu.</text:p>
      <text:p text:style-name="Standard"/>
      <text:p text:style-name="Standard">#include &lt;iostream&gt; </text:p>
      <text:p text:style-name="Standard">#include &lt;string&gt; </text:p>
      <text:p text:style-name="Standard">#include &lt;stdlib.h&gt; </text:p>
      <text:p text:style-name="Standard">#include &lt;sstream&gt; </text:p>
      <text:p text:style-name="Standard">#include &lt;math.h&gt; </text:p>
      <text:p text:style-name="Standard">#include &lt;stdio.h&gt; </text:p>
      <text:p text:style-name="Standard">#include &lt;vector&gt; </text:p>
      <text:p text:style-name="Standard">using namespace std; </text:p>
      <text:p text:style-name="Standard"/>
      <text:p text:style-name="Standard">int main(){ </text:p>
      <text:p text:style-name="Standard">int n,a,b; </text:p>
      <text:p text:style-name="Standard"/>
      <text:p text:style-name="Standard">cin&gt;&gt;n&gt;&gt;a&gt;&gt;b; </text:p>
      <text:p text:style-name="Standard"/>
      <text:p text:style-name="Standard">int minuta=0,bavenie=0,najbav=1000000000,min=0; //najväčšiu frontu inicializujeme na nekonečno</text:p>
      <text:p text:style-name="Standard"/>
      <text:p text:style-name="Standard">for (int i=0; i&lt;=n; i++){ </text:p>
      <text:p text:style-name="Standard">int prichod, cas,rozdiel; </text:p>
      <text:p text:style-name="Standard"/>
      <text:p text:style-name="Standard">if(i&lt;n){ </text:p>
      <text:p text:style-name="Standard">cin&gt;&gt;prichod&gt;&gt;cas; </text:p>
      <text:p text:style-name="Standard">} </text:p>
      <text:p text:style-name="Standard">else{ </text:p>
      <text:p text:style-name="Standard">prichod=b; <text:tab/><text:tab/><text:tab/><text:tab/>//ešte pridáme virtuálneho študenta na koniec času, kedy môže Usama prísť, aby sme sa vošli do tých troch najvhodnejších okamihov, kedy musí USA ma prísť.</text:p>
      <text:p text:style-name="Standard">cas=0; </text:p>
      <text:p text:style-name="Standard">} </text:p>
      <text:p text:style-name="Standard">rozdiel=prichod-minuta; <text:tab/><text:tab/>//vypočítame koľko minút už prebehlo od príchodu predchádzajúceho študenta a toľko minút sa už skátilo aj z fronty čakania.avenie-=rozdiel; </text:p>
      <text:p text:style-name="Standard"/>
      <text:p text:style-name="Standard"/>
      <text:p text:style-name="Standard"/>
      <text:p text:style-name="Standard">if(bavenie&lt;=0 &amp;&amp; prichod+bavenie&gt;=a &amp;&amp; prichod+bavenie&lt;=b){min=prichod+bavenie; <text:soft-page-break/>najbav=0;break;} </text:p>
      <text:p text:style-name="Standard">//ak je fronta čakania záporná vo fronte nikto nieje, tak je najvhodnejší okamih na príchod USAmu.</text:p>
      <text:p text:style-name="Standard">//Je tu ešte limit začiatočného času</text:p>
      <text:p text:style-name="Standard">//hneď aj môžeme skončiť, pretože menší čas na čakanie ako 0 byť nemôže</text:p>
      <text:p text:style-name="Standard"/>
      <text:p text:style-name="Standard">if(bavenie&lt;=0 &amp;&amp; prichod&gt;=a &amp;&amp; a&gt;prichod+bavenie &amp;&amp; prichod+bavenie&lt;=b){min=a; najbav=0; break;} </text:p>
      <text:p text:style-name="Standard">//ak je fronta záporná ale USAma môže nastúpiť najskôr v čase a.</text:p>
      <text:p text:style-name="Standard">//to platí aj tu o nulovej fronte</text:p>
      <text:p text:style-name="Standard"/>
      <text:p text:style-name="Standard">if(bavenie&gt;0 &amp;&amp; prichod&gt;=a &amp;&amp; prichod+bavenie&lt;=b){ </text:p>
      <text:p text:style-name="Standard">if(bavenie&lt;najbav){najbav=bavenie; min=prichod;} </text:p>
      <text:p text:style-name="Standard">} </text:p>
      <text:p text:style-name="Standard"/>
      <text:p text:style-name="Standard">// Toto je okamih na príchod, keď USAma príde súčasne s niekým – USAma má prednosť.</text:p>
      <text:p text:style-name="Standard"/>
      <text:p text:style-name="Standard">if(bavenie&lt;0) bavenie=0; <text:tab/><text:tab/><text:tab/>//menšie čakanie ako 0 už nemôže byť</text:p>
      <text:p text:style-name="Standard"/>
      <text:p text:style-name="Standard">minuta=prichod; </text:p>
      <text:p text:style-name="Standard">bavenie+=cas; </text:p>
      <text:p text:style-name="Standard">} </text:p>
      <text:p text:style-name="Standard"/>
      <text:p text:style-name="Standard">if(najbav==1000000000) cout&lt;&lt;"ZAJTRA"&lt;&lt;endl; <text:tab/><text:tab/>//ak je čakanie nekonečno</text:p>
      <text:p text:style-name="Standard">else cout&lt;&lt;min&lt;&lt;" "&lt;&lt;najbav&lt;&lt;endl; <text:tab/><text:tab/><text:tab/>//vypíše najmenší čas</text:p>
      <text:p text:style-name="Standard"/>
      <text:p text:style-name="Standard"/>
      <text:p text:style-name="Standard"/>
      <text:p text:style-name="Standard"/>
      <text:p text:style-name="Standard">}</text:p>
      <text:p text:style-name="Standard"/>
      <text:p text:style-name="Standard"/>
      <text:p text:style-name="Standard">Pamäťová zložitosť – nemáme tu žiadne pole – pamätáme si len konštantný počet údajov – O(1)</text:p>
      <text:p text:style-name="Standard">Časová zložitosť – na každého čo príde do fronty potrebujeme konštantný čas – O(N), kde N je počet študentov, čo prídu do radu.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bell </meta:initial-creator>
    <meta:creation-date>2011-12-30T21:13:37</meta:creation-date>
    <dc:date>2012-01-01T20:20:30</dc:date>
    <dc:creator>kabell </dc:creator>
    <meta:editing-duration>PT5M29S</meta:editing-duration>
    <meta:editing-cycles>2</meta:editing-cycles>
    <meta:generator>LibreOffice/3.4$Unix LibreOffice_project/340m1$Build-402</meta:generator>
    <meta:document-statistic meta:table-count="0" meta:image-count="0" meta:object-count="0" meta:page-count="2" meta:paragraph-count="51" meta:word-count="334" meta:character-count="2354" meta:non-whitespace-character-count="2024"/>
  </office:meta>
</office:document-meta>
</file>